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0960000009371EE7880.png"/>
  <manifest:file-entry manifest:media-type="image/png" manifest:full-path="Pictures/100000000000012C00000129D46BFDC8.png"/>
  <manifest:file-entry manifest:media-type="image/png" manifest:full-path="Pictures/10000000000000960000009633E973D0.png"/>
  <manifest:file-entry manifest:media-type="image/png" manifest:full-path="Pictures/100000000000009600000093D9235785.png"/>
  <manifest:file-entry manifest:media-type="image/png" manifest:full-path="Pictures/100000000000009600000096F81E93F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1.02cm"/>
    </style:style>
    <style:style style:name="gr3" style:family="graphic" style:parent-style-name="standard">
      <style:graphic-properties draw:fill="none" draw:fill-color="#ccffff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fill="none" draw:textarea-horizontal-align="center" draw:textarea-vertical-align="middle"/>
    </style:style>
    <style:style style:name="gr8" style:family="graphic" style:parent-style-name="standard">
      <style:graphic-properties draw:fill-color="#99ccff" draw:textarea-horizontal-align="center" draw:textarea-vertical-align="middl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6pt"/>
    </style:style>
    <style:style style:name="P5" style:family="paragraph">
      <style:paragraph-properties fo:text-align="center"/>
      <style:text-properties fo:font-size="16pt"/>
    </style:style>
    <style:style style:name="P6" style:family="paragraph">
      <style:text-properties fo:color="#ff0000" fo:font-size="14pt" style:font-size-asian="18pt" style:font-size-complex="18pt"/>
    </style:style>
    <style:style style:name="P7" style:family="paragraph">
      <style:text-properties fo:color="#0000ff" fo:font-size="14pt" style:font-size-asian="18pt" style:font-size-complex="18pt"/>
    </style:style>
    <style:style style:name="P8" style:family="paragraph">
      <style:text-properties fo:color="#0000ff"/>
    </style:style>
    <style:style style:name="T1" style:family="text">
      <style:text-properties fo:font-size="16pt"/>
    </style:style>
    <style:style style:name="T2" style:family="text">
      <style:text-properties fo:color="#ff0000" fo:font-size="14pt" style:font-size-asian="18pt" style:font-size-complex="18pt"/>
    </style:style>
    <style:style style:name="T3" style:family="text">
      <style:text-properties fo:color="#0000ff" fo:font-size="14pt" style:font-size-asian="18pt" style:font-size-complex="18pt"/>
    </style:style>
    <style:style style:name="T4" style:family="text">
      <style:text-properties fo:color="#0000ff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4.763cm" svg:height="8.255cm" svg:x="2.222cm" svg:y="0.813cm">
          <text:p text:style-name="P2"/>
        </draw:rect>
        <draw:frame draw:style-name="gr2" draw:text-style-name="P2" draw:layer="layout" svg:width="3.81cm" svg:height="1.27cm" svg:x="2.222cm" svg:y="0.813cm">
          <draw:text-box>
            <text:p text:style-name="P2">Node 0</text:p>
          </draw:text-box>
        </draw:frame>
        <draw:rect draw:style-name="gr3" draw:text-style-name="P4" draw:layer="layout" svg:width="3.81cm" svg:height="0.634cm" svg:x="2.54cm" svg:y="1.766cm">
          <text:p text:style-name="P3"><text:span text:style-name="T1">Application</text:span></text:p>
        </draw:rect>
        <draw:rect draw:style-name="gr4" draw:text-style-name="P5" draw:layer="layout" svg:width="3.81cm" svg:height="0.635cm" svg:x="2.54cm" svg:y="3.353cm">
          <text:p text:style-name="P3"><text:span text:style-name="T1">Cr App Faker</text:span></text:p>
        </draw:rect>
        <draw:frame draw:style-name="gr5" draw:text-style-name="P6" draw:layer="layout" svg:width="2.373cm" svg:height="0.806cm" svg:x="2.072cm" svg:y="2.547cm">
          <draw:text-box>
            <text:p text:style-name="P2"><text:span text:style-name="T2">OpenGL</text:span></text:p>
          </draw:text-box>
        </draw:frame>
        <draw:line draw:style-name="gr6" draw:text-style-name="P1" draw:layer="layout" svg:x1="4.445cm" svg:y1="2.401cm" svg:x2="4.445cm" svg:y2="3.353cm">
          <text:p text:style-name="P2"/>
        </draw:line>
        <draw:rect draw:style-name="gr7" draw:text-style-name="P1" draw:layer="layout" svg:width="10.156cm" svg:height="3.186cm" svg:x="11.116cm" svg:y="0.802cm">
          <text:p text:style-name="P2"/>
        </draw:rect>
        <draw:frame draw:style-name="gr5" draw:layer="layout" svg:width="2.542cm" svg:height="0.963cm" svg:x="11.112cm" svg:y="3.035cm">
          <draw:text-box>
            <text:p text:style-name="P2">Node 1</text:p>
          </draw:text-box>
        </draw:frame>
        <draw:rect draw:style-name="gr8" draw:text-style-name="P4" draw:id="id2" draw:layer="layout" svg:width="4.125cm" svg:height="0.646cm" svg:x="11.43cm" svg:y="1.437cm">
          <text:p text:style-name="P3"><text:span text:style-name="T1">Cr Server</text:span></text:p>
        </draw:rect>
        <draw:rect draw:style-name="gr3" draw:text-style-name="P4" draw:layer="layout" svg:width="1.905cm" svg:height="1.598cm" svg:x="16.51cm" svg:y="1.437cm">
          <text:p text:style-name="P3"><text:span text:style-name="T1">libGL</text:span></text:p>
        </draw:rect>
        <draw:rect draw:style-name="gr3" draw:text-style-name="P4" draw:layer="layout" svg:width="1.587cm" svg:height="1.598cm" svg:x="19.368cm" svg:y="1.437cm">
          <text:p text:style-name="P3"><text:span text:style-name="T1">3D</text:span><text:span text:style-name="T1"><text:line-break/></text:span><text:span text:style-name="T1">H/W</text:span></text:p>
        </draw:rect>
        <draw:line draw:style-name="gr6" draw:text-style-name="P1" draw:layer="layout" svg:x1="15.558cm" svg:y1="1.765cm" svg:x2="16.51cm" svg:y2="1.765cm">
          <text:p text:style-name="P2"/>
        </draw:line>
        <draw:frame draw:style-name="gr5" draw:text-style-name="P6" draw:layer="layout" svg:width="2.373cm" svg:height="0.806cm" svg:x="15.089cm" svg:y="0.813cm">
          <draw:text-box>
            <text:p text:style-name="P2"><text:span text:style-name="T2">OpenGL</text:span></text:p>
          </draw:text-box>
        </draw:frame>
        <draw:line draw:style-name="gr9" draw:text-style-name="P1" draw:layer="layout" svg:x1="18.415cm" svg:y1="1.765cm" svg:x2="19.368cm" svg:y2="1.765cm">
          <text:p text:style-name="P2"/>
        </draw:line>
        <draw:connector draw:style-name="gr6" draw:text-style-name="P1" draw:layer="layout" draw:line-skew="-0.637cm" svg:x1="6.35cm" svg:y1="4.305cm" svg:x2="11.43cm" svg:y2="1.76cm" draw:start-shape="id1" draw:start-glue-point="1" draw:end-shape="id2" draw:end-glue-point="3">
          <text:p text:style-name="P2"/>
        </draw:connector>
        <draw:rect draw:style-name="gr8" draw:text-style-name="P4" draw:id="id4" draw:layer="layout" svg:width="4.128cm" svg:height="0.635cm" svg:x="11.43cm" svg:y="2.4cm">
          <text:p text:style-name="P3"><text:span text:style-name="T1">Readback SPU</text:span></text:p>
        </draw:rect>
        <draw:line draw:style-name="gr10" draw:text-style-name="P1" draw:layer="layout" svg:x1="16.51cm" svg:y1="2.718cm" svg:x2="15.557cm" svg:y2="2.718cm">
          <text:p text:style-name="P2"/>
        </draw:line>
        <draw:line draw:style-name="gr9" draw:text-style-name="P1" draw:layer="layout" svg:x1="19.368cm" svg:y1="2.718cm" svg:x2="18.415cm" svg:y2="2.718cm">
          <text:p text:style-name="P2"/>
        </draw:line>
        <draw:frame draw:style-name="gr5" draw:text-style-name="P7" draw:layer="layout" svg:width="3.448cm" svg:height="0.806cm" svg:x="14.922cm" svg:y="3.035cm">
          <draw:text-box>
            <text:p text:style-name="P2"><text:span text:style-name="T3">Rendered tile</text:span></text:p>
          </draw:text-box>
        </draw:frame>
        <draw:rect draw:style-name="gr8" draw:text-style-name="P4" draw:id="id5" draw:layer="layout" svg:width="3.81cm" svg:height="0.635cm" svg:x="2.54cm" svg:y="5.258cm">
          <text:p text:style-name="P3"><text:span text:style-name="T1">Cr Server</text:span></text:p>
        </draw:rect>
        <draw:rect draw:style-name="gr3" draw:text-style-name="P4" draw:layer="layout" svg:width="3.81cm" svg:height="0.635cm" svg:x="2.54cm" svg:y="7.163cm">
          <text:p text:style-name="P3"><text:span text:style-name="T1">libGL</text:span></text:p>
        </draw:rect>
        <draw:rect draw:style-name="gr3" draw:text-style-name="P4" draw:layer="layout" svg:width="3.81cm" svg:height="0.635cm" svg:x="2.54cm" svg:y="7.798cm">
          <text:p text:style-name="P3"><text:span text:style-name="T1">3D H/W</text:span></text:p>
        </draw:rect>
        <draw:connector draw:style-name="gr6" draw:text-style-name="P1" draw:layer="layout" draw:line-skew="-0.635cm" svg:x1="6.35cm" svg:y1="4.305cm" svg:x2="11.43cm" svg:y2="5.263cm" draw:start-shape="id1" draw:start-glue-point="1" draw:end-shape="id3" draw:end-glue-point="3">
          <text:p text:style-name="P2"/>
        </draw:connector>
        <draw:connector draw:style-name="gr10" draw:text-style-name="P1" draw:layer="layout" draw:line-skew="-1.261cm" svg:x1="11.43cm" svg:y1="2.717cm" svg:x2="6.35cm" svg:y2="5.575cm" draw:start-shape="id4" draw:start-glue-point="3" draw:end-shape="id5" draw:end-glue-point="1">
          <text:p text:style-name="P2"/>
        </draw:connector>
        <draw:connector draw:style-name="gr10" draw:text-style-name="P1" draw:layer="layout" draw:line-skew="-1.27cm" svg:x1="11.43cm" svg:y1="9.713cm" svg:x2="6.35cm" svg:y2="5.575cm" draw:start-shape="id6" draw:start-glue-point="3" draw:end-shape="id5" draw:end-glue-point="1">
          <text:p text:style-name="P2"/>
        </draw:connector>
        <draw:line draw:style-name="gr10" draw:text-style-name="P1" draw:layer="layout" svg:x1="4.445cm" svg:y1="5.893cm" svg:x2="4.445cm" svg:y2="7.163cm">
          <text:p text:style-name="P2"/>
        </draw:line>
        <draw:frame draw:style-name="gr11" draw:text-style-name="P1" draw:layer="layout" svg:width="1.27cm" svg:height="1.27cm" svg:x="9.207cm" svg:y="2.083cm">
          <draw:image xlink:href="Pictures/100000000000009600000096F81E93FA.png" xlink:type="simple" xlink:show="embed" xlink:actuate="onLoad">
            <text:p text:style-name="P2"/>
          </draw:image>
        </draw:frame>
        <draw:connector draw:style-name="gr6" draw:text-style-name="P1" draw:layer="layout" draw:line-skew="-0.635cm" svg:x1="6.35cm" svg:y1="4.305cm" svg:x2="11.43cm" svg:y2="8.756cm" draw:start-shape="id1" draw:start-glue-point="1" draw:end-shape="id7" draw:end-glue-point="3">
          <text:p text:style-name="P2"/>
        </draw:connector>
        <draw:connector draw:style-name="gr6" draw:text-style-name="P1" draw:layer="layout" draw:line-skew="-0.635cm" svg:x1="6.35cm" svg:y1="4.305cm" svg:x2="11.43cm" svg:y2="12.248cm" draw:start-shape="id1" draw:start-glue-point="1" draw:end-shape="id8" draw:end-glue-point="3">
          <text:p text:style-name="P2"/>
        </draw:connector>
        <draw:connector draw:style-name="gr10" draw:text-style-name="P1" draw:layer="layout" draw:line-skew="-1.27cm" svg:x1="11.43cm" svg:y1="6.22cm" svg:x2="6.35cm" svg:y2="5.575cm" draw:start-shape="id9" draw:start-glue-point="3" draw:end-shape="id5" draw:end-glue-point="1">
          <text:p text:style-name="P2"/>
        </draw:connector>
        <draw:frame draw:style-name="gr11" draw:text-style-name="P1" draw:layer="layout" svg:width="1.27cm" svg:height="1.27cm" svg:x="9.207cm" svg:y="5.575cm">
          <draw:image xlink:href="Pictures/10000000000000960000009633E973D0.png" xlink:type="simple" xlink:show="embed" xlink:actuate="onLoad">
            <text:p text:style-name="P2"/>
          </draw:image>
        </draw:frame>
        <draw:connector draw:style-name="gr10" draw:text-style-name="P1" draw:layer="layout" draw:line-skew="-1.27cm" svg:x1="11.43cm" svg:y1="13.205cm" svg:x2="6.35cm" svg:y2="5.575cm" draw:start-shape="id10" draw:start-glue-point="3" draw:end-shape="id5" draw:end-glue-point="1">
          <text:p text:style-name="P2"/>
        </draw:connector>
        <draw:frame draw:style-name="gr11" draw:text-style-name="P1" draw:layer="layout" svg:width="1.27cm" svg:height="1.27cm" svg:x="9.207cm" svg:y="9.068cm">
          <draw:image xlink:href="Pictures/10000000000000960000009371EE7880.png" xlink:type="simple" xlink:show="embed" xlink:actuate="onLoad">
            <text:p text:style-name="P2"/>
          </draw:image>
        </draw:frame>
        <draw:frame draw:style-name="gr11" draw:text-style-name="P1" draw:layer="layout" svg:width="1.27cm" svg:height="1.03cm" svg:x="9.207cm" svg:y="12.8cm">
          <draw:image xlink:href="Pictures/100000000000009600000093D9235785.png" xlink:type="simple" xlink:show="embed" xlink:actuate="onLoad">
            <text:p text:style-name="P2"/>
          </draw:image>
        </draw:frame>
        <draw:frame draw:style-name="gr11" draw:text-style-name="P1" draw:layer="layout" svg:width="2.54cm" svg:height="2.459cm" svg:x="3.175cm" svg:y="10.02cm">
          <draw:image xlink:href="Pictures/100000000000012C00000129D46BFDC8.png" xlink:type="simple" xlink:show="embed" xlink:actuate="onLoad">
            <text:p text:style-name="P2"/>
          </draw:image>
        </draw:frame>
        <draw:frame draw:style-name="gr5" draw:text-style-name="P8" draw:layer="layout" svg:width="1.662cm" svg:height="0.963cm" svg:x="2.783cm" svg:y="5.893cm">
          <draw:text-box>
            <text:p text:style-name="P2"><text:span text:style-name="T4">final</text:span></text:p>
          </draw:text-box>
        </draw:frame>
        <draw:frame draw:style-name="gr5" draw:text-style-name="P8" draw:layer="layout" svg:width="2.225cm" svg:height="0.963cm" svg:x="4.445cm" svg:y="5.882cm">
          <draw:text-box>
            <text:p text:style-name="P2"><text:span text:style-name="T4">image</text:span></text:p>
          </draw:text-box>
        </draw:frame>
        <draw:line draw:style-name="gr10" draw:text-style-name="P1" draw:layer="layout" svg:x1="4.445cm" svg:y1="8.433cm" svg:x2="4.445cm" svg:y2="10.02cm">
          <text:p text:style-name="P2"/>
        </draw:line>
        <draw:frame draw:style-name="gr5" draw:layer="layout" svg:width="4.397cm" svg:height="0.963cm" svg:x="2.27cm" svg:y="12.55cm">
          <draw:text-box>
            <text:p text:style-name="P2">Single display</text:p>
          </draw:text-box>
        </draw:frame>
        <draw:rect draw:style-name="gr4" draw:text-style-name="P5" draw:id="id1" draw:layer="layout" svg:width="3.81cm" svg:height="0.635cm" svg:x="2.54cm" svg:y="3.988cm">
          <text:p text:style-name="P3"><text:span text:style-name="T1">Chromium</text:span></text:p>
        </draw:rect>
        <draw:rect draw:style-name="gr7" draw:text-style-name="P1" draw:layer="layout" svg:width="10.156cm" svg:height="3.186cm" svg:x="11.116cm" svg:y="4.305cm">
          <text:p text:style-name="P2"/>
        </draw:rect>
        <draw:frame draw:style-name="gr5" draw:layer="layout" svg:width="2.542cm" svg:height="0.963cm" svg:x="11.112cm" svg:y="6.538cm">
          <draw:text-box>
            <text:p text:style-name="P2">Node 2</text:p>
          </draw:text-box>
        </draw:frame>
        <draw:rect draw:style-name="gr8" draw:text-style-name="P4" draw:id="id3" draw:layer="layout" svg:width="4.125cm" svg:height="0.646cm" svg:x="11.43cm" svg:y="4.94cm">
          <text:p text:style-name="P3"><text:span text:style-name="T1">Cr Server</text:span></text:p>
        </draw:rect>
        <draw:rect draw:style-name="gr3" draw:text-style-name="P4" draw:layer="layout" svg:width="1.905cm" svg:height="1.598cm" svg:x="16.51cm" svg:y="4.94cm">
          <text:p text:style-name="P3"><text:span text:style-name="T1">libGL</text:span></text:p>
        </draw:rect>
        <draw:rect draw:style-name="gr3" draw:text-style-name="P4" draw:layer="layout" svg:width="1.587cm" svg:height="1.598cm" svg:x="19.368cm" svg:y="4.94cm">
          <text:p text:style-name="P3"><text:span text:style-name="T1">3D</text:span><text:span text:style-name="T1"><text:line-break/></text:span><text:span text:style-name="T1">H/W</text:span></text:p>
        </draw:rect>
        <draw:line draw:style-name="gr6" draw:text-style-name="P1" draw:layer="layout" svg:x1="15.558cm" svg:y1="5.268cm" svg:x2="16.51cm" svg:y2="5.268cm">
          <text:p text:style-name="P2"/>
        </draw:line>
        <draw:frame draw:style-name="gr5" draw:text-style-name="P6" draw:layer="layout" svg:width="2.373cm" svg:height="0.806cm" svg:x="15.089cm" svg:y="4.316cm">
          <draw:text-box>
            <text:p text:style-name="P2"><text:span text:style-name="T2">OpenGL</text:span></text:p>
          </draw:text-box>
        </draw:frame>
        <draw:line draw:style-name="gr9" draw:text-style-name="P1" draw:layer="layout" svg:x1="18.415cm" svg:y1="5.268cm" svg:x2="19.368cm" svg:y2="5.268cm">
          <text:p text:style-name="P2"/>
        </draw:line>
        <draw:rect draw:style-name="gr8" draw:text-style-name="P4" draw:id="id9" draw:layer="layout" svg:width="4.128cm" svg:height="0.635cm" svg:x="11.43cm" svg:y="5.903cm">
          <text:p text:style-name="P3"><text:span text:style-name="T1">Readback SPU</text:span></text:p>
        </draw:rect>
        <draw:line draw:style-name="gr10" draw:text-style-name="P1" draw:layer="layout" svg:x1="16.51cm" svg:y1="6.221cm" svg:x2="15.557cm" svg:y2="6.221cm">
          <text:p text:style-name="P2"/>
        </draw:line>
        <draw:line draw:style-name="gr9" draw:text-style-name="P1" draw:layer="layout" svg:x1="19.368cm" svg:y1="6.221cm" svg:x2="18.415cm" svg:y2="6.221cm">
          <text:p text:style-name="P2"/>
        </draw:line>
        <draw:frame draw:style-name="gr5" draw:text-style-name="P7" draw:layer="layout" svg:width="3.448cm" svg:height="0.806cm" svg:x="14.922cm" svg:y="6.538cm">
          <draw:text-box>
            <text:p text:style-name="P2"><text:span text:style-name="T3">Rendered tile</text:span></text:p>
          </draw:text-box>
        </draw:frame>
        <draw:rect draw:style-name="gr7" draw:text-style-name="P1" draw:layer="layout" svg:width="10.156cm" svg:height="3.186cm" svg:x="11.116cm" svg:y="7.798cm">
          <text:p text:style-name="P2"/>
        </draw:rect>
        <draw:frame draw:style-name="gr5" draw:layer="layout" svg:width="2.542cm" svg:height="0.963cm" svg:x="11.112cm" svg:y="10.031cm">
          <draw:text-box>
            <text:p text:style-name="P2">Node 3</text:p>
          </draw:text-box>
        </draw:frame>
        <draw:rect draw:style-name="gr8" draw:text-style-name="P4" draw:id="id7" draw:layer="layout" svg:width="4.125cm" svg:height="0.646cm" svg:x="11.43cm" svg:y="8.433cm">
          <text:p text:style-name="P3"><text:span text:style-name="T1">Cr Server</text:span></text:p>
        </draw:rect>
        <draw:rect draw:style-name="gr3" draw:text-style-name="P4" draw:layer="layout" svg:width="1.905cm" svg:height="1.598cm" svg:x="16.51cm" svg:y="8.433cm">
          <text:p text:style-name="P3"><text:span text:style-name="T1">libGL</text:span></text:p>
        </draw:rect>
        <draw:rect draw:style-name="gr3" draw:text-style-name="P4" draw:layer="layout" svg:width="1.587cm" svg:height="1.598cm" svg:x="19.368cm" svg:y="8.433cm">
          <text:p text:style-name="P3"><text:span text:style-name="T1">3D</text:span><text:span text:style-name="T1"><text:line-break/></text:span><text:span text:style-name="T1">H/W</text:span></text:p>
        </draw:rect>
        <draw:line draw:style-name="gr6" draw:text-style-name="P1" draw:layer="layout" svg:x1="15.558cm" svg:y1="8.761cm" svg:x2="16.51cm" svg:y2="8.761cm">
          <text:p text:style-name="P2"/>
        </draw:line>
        <draw:frame draw:style-name="gr5" draw:text-style-name="P6" draw:layer="layout" svg:width="2.373cm" svg:height="0.806cm" svg:x="15.089cm" svg:y="7.809cm">
          <draw:text-box>
            <text:p text:style-name="P2"><text:span text:style-name="T2">OpenGL</text:span></text:p>
          </draw:text-box>
        </draw:frame>
        <draw:line draw:style-name="gr9" draw:text-style-name="P1" draw:layer="layout" svg:x1="18.415cm" svg:y1="8.761cm" svg:x2="19.368cm" svg:y2="8.761cm">
          <text:p text:style-name="P2"/>
        </draw:line>
        <draw:rect draw:style-name="gr8" draw:text-style-name="P4" draw:id="id6" draw:layer="layout" svg:width="4.128cm" svg:height="0.635cm" svg:x="11.43cm" svg:y="9.396cm">
          <text:p text:style-name="P3"><text:span text:style-name="T1">Readback SPU</text:span></text:p>
        </draw:rect>
        <draw:line draw:style-name="gr10" draw:text-style-name="P1" draw:layer="layout" svg:x1="16.51cm" svg:y1="9.714cm" svg:x2="15.557cm" svg:y2="9.714cm">
          <text:p text:style-name="P2"/>
        </draw:line>
        <draw:line draw:style-name="gr9" draw:text-style-name="P1" draw:layer="layout" svg:x1="19.368cm" svg:y1="9.714cm" svg:x2="18.415cm" svg:y2="9.714cm">
          <text:p text:style-name="P2"/>
        </draw:line>
        <draw:frame draw:style-name="gr5" draw:text-style-name="P7" draw:layer="layout" svg:width="3.448cm" svg:height="0.806cm" svg:x="14.922cm" svg:y="10.031cm">
          <draw:text-box>
            <text:p text:style-name="P2"><text:span text:style-name="T3">Rendered tile</text:span></text:p>
          </draw:text-box>
        </draw:frame>
        <draw:rect draw:style-name="gr7" draw:text-style-name="P1" draw:layer="layout" svg:width="10.156cm" svg:height="3.186cm" svg:x="11.116cm" svg:y="11.29cm">
          <text:p text:style-name="P2"/>
        </draw:rect>
        <draw:frame draw:style-name="gr5" draw:layer="layout" svg:width="2.542cm" svg:height="0.963cm" svg:x="11.112cm" svg:y="13.523cm">
          <draw:text-box>
            <text:p text:style-name="P2">Node 4</text:p>
          </draw:text-box>
        </draw:frame>
        <draw:rect draw:style-name="gr8" draw:text-style-name="P4" draw:id="id8" draw:layer="layout" svg:width="4.125cm" svg:height="0.646cm" svg:x="11.43cm" svg:y="11.925cm">
          <text:p text:style-name="P3"><text:span text:style-name="T1">Cr Server</text:span></text:p>
        </draw:rect>
        <draw:rect draw:style-name="gr3" draw:text-style-name="P4" draw:layer="layout" svg:width="1.905cm" svg:height="1.598cm" svg:x="16.51cm" svg:y="11.925cm">
          <text:p text:style-name="P3"><text:span text:style-name="T1">libGL</text:span></text:p>
        </draw:rect>
        <draw:rect draw:style-name="gr3" draw:text-style-name="P4" draw:layer="layout" svg:width="1.587cm" svg:height="1.598cm" svg:x="19.368cm" svg:y="11.925cm">
          <text:p text:style-name="P3"><text:span text:style-name="T1">3D</text:span><text:span text:style-name="T1"><text:line-break/></text:span><text:span text:style-name="T1">H/W</text:span></text:p>
        </draw:rect>
        <draw:line draw:style-name="gr6" draw:text-style-name="P1" draw:layer="layout" svg:x1="15.558cm" svg:y1="12.253cm" svg:x2="16.51cm" svg:y2="12.253cm">
          <text:p text:style-name="P2"/>
        </draw:line>
        <draw:frame draw:style-name="gr5" draw:text-style-name="P6" draw:layer="layout" svg:width="2.373cm" svg:height="0.806cm" svg:x="15.089cm" svg:y="11.301cm">
          <draw:text-box>
            <text:p text:style-name="P2"><text:span text:style-name="T2">OpenGL</text:span></text:p>
          </draw:text-box>
        </draw:frame>
        <draw:line draw:style-name="gr9" draw:text-style-name="P1" draw:layer="layout" svg:x1="18.415cm" svg:y1="12.253cm" svg:x2="19.368cm" svg:y2="12.253cm">
          <text:p text:style-name="P2"/>
        </draw:line>
        <draw:rect draw:style-name="gr8" draw:text-style-name="P4" draw:id="id10" draw:layer="layout" svg:width="4.128cm" svg:height="0.635cm" svg:x="11.43cm" svg:y="12.888cm">
          <text:p text:style-name="P3"><text:span text:style-name="T1">Readback SPU</text:span></text:p>
        </draw:rect>
        <draw:line draw:style-name="gr10" draw:text-style-name="P1" draw:layer="layout" svg:x1="16.51cm" svg:y1="13.206cm" svg:x2="15.557cm" svg:y2="13.206cm">
          <text:p text:style-name="P2"/>
        </draw:line>
        <draw:line draw:style-name="gr9" draw:text-style-name="P1" draw:layer="layout" svg:x1="19.368cm" svg:y1="13.206cm" svg:x2="18.415cm" svg:y2="13.206cm">
          <text:p text:style-name="P2"/>
        </draw:line>
        <draw:frame draw:style-name="gr5" draw:text-style-name="P7" draw:layer="layout" svg:width="3.448cm" svg:height="0.806cm" svg:x="14.922cm" svg:y="13.523cm">
          <draw:text-box>
            <text:p text:style-name="P2"><text:span text:style-name="T3">Rendered ti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178cm" fo:margin-bottom="1.198cm" fo:margin-left="0.635cm" fo:margin-right="0.665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initial-creator>DR C</meta:initial-creator>
    <meta:creation-date>2006-01-24T14:26:32</meta:creation-date>
    <dc:date>2006-01-25T19:59:33</dc:date>
    <dc:language>en-US</dc:language>
    <meta:editing-cycles>6</meta:editing-cycles>
    <meta:editing-duration>PT8H54M21S</meta:editing-duration>
    <meta:user-defined meta:name="Info 1"/>
    <meta:user-defined meta:name="Info 2"/>
    <meta:user-defined meta:name="Info 3"/>
    <meta:user-defined meta:name="Info 4"/>
    <meta:document-statistic meta:object-count="76"/>
  </office:meta>
</office:document-meta>
</file>